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208in" table:align="left"/>
    </style:style>
    <style:style style:name="Table1.A" style:family="table-column">
      <style:table-column-properties style:column-width="1.7292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2.6243in"/>
    </style:style>
    <style:style style:name="Table1.D" style:family="table-column">
      <style:table-column-properties style:column-width="0.796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0625in" table:align="margins"/>
    </style:style>
    <style:style style:name="Table2.A" style:family="table-column">
      <style:table-column-properties style:column-width="1.7292in" style:rel-column-width="2490*"/>
    </style:style>
    <style:style style:name="Table2.B" style:family="table-column">
      <style:table-column-properties style:column-width="1.875in" style:rel-column-width="2700*"/>
    </style:style>
    <style:style style:name="Table2.C" style:family="table-column">
      <style:table-column-properties style:column-width="2.6875in" style:rel-column-width="3870*"/>
    </style:style>
    <style:style style:name="Table2.D" style:family="table-column">
      <style:table-column-properties style:column-width="0.7708in" style:rel-column-width="111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15pt" fo:language="de" fo:country="DE" fo:font-weight="bold" officeooo:paragraph-rsid="001f629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5pt" fo:language="de" fo:country="DE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DejaVu Sans" fo:font-size="10pt" fo:language="de" fo:country="DE" officeooo:paragraph-rsid="001f6294" style:font-size-asian="10pt" style:font-size-complex="10pt"/>
    </style:style>
    <style:style style:name="P4" style:family="paragraph" style:parent-style-name="Standard">
      <style:text-properties style:font-name="DejaVu Sans" fo:font-size="10pt" fo:language="de" fo:country="DE" officeooo:paragraph-rsid="002039f0" style:font-size-asian="10pt" style:font-size-complex="10pt"/>
    </style:style>
    <style:style style:name="P5" style:family="paragraph" style:parent-style-name="Standard">
      <style:text-properties fo:language="de" fo:country="DE"/>
    </style:style>
    <style:style style:name="P6" style:family="paragraph" style:parent-style-name="Table_20_Contents">
      <style:text-properties style:font-name="DejaVu Sans" fo:font-size="10pt" fo:language="de" fo:country="DE" fo:font-weight="bold" officeooo:rsid="001f6294" officeooo:paragraph-rsid="001f6294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10pt" fo:language="de" fo:country="DE" fo:font-weight="bold" officeooo:rsid="001f6294" officeooo:paragraph-rsid="001f6294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DejaVu Sans" fo:font-size="10pt" fo:language="de" fo:country="DE" style:font-size-asian="10pt" style:font-size-complex="10pt"/>
    </style:style>
    <style:style style:name="P9" style:family="paragraph" style:parent-style-name="Table_20_Contents">
      <style:text-properties style:font-name="DejaVu Sans" fo:font-size="10pt" fo:language="de" fo:country="DE" officeooo:rsid="001f6294" officeooo:paragraph-rsid="001f6294" style:font-size-asian="10pt" style:font-size-complex="10pt"/>
    </style:style>
    <style:style style:name="P10" style:family="paragraph" style:parent-style-name="Table_20_Contents">
      <style:text-properties style:font-name="DejaVu Sans" fo:font-size="10pt" fo:language="de" fo:country="DE" officeooo:paragraph-rsid="001f6294" style:font-size-asian="10pt" style:font-size-complex="10pt"/>
    </style:style>
    <style:style style:name="P11" style:family="paragraph" style:parent-style-name="Table_20_Contents">
      <loext:graphic-properties draw:fill="none"/>
      <style:paragraph-properties fo:margin-left="0.0618in" fo:margin-right="0in" fo:orphans="0" fo:widows="0" fo:text-indent="0in" style:auto-text-indent="false" fo:background-color="transparent" text:number-lines="false" text:line-number="0"/>
      <style:text-properties style:font-name="DejaVu Sans" fo:font-size="10pt" fo:language="de" fo:country="DE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DejaVu Sans" fo:font-size="10pt" fo:language="de" fo:country="DE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2428c5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24f83d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27c97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297a60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2ab057" style:font-size-asian="10pt" style:font-size-complex="10pt"/>
    </style:style>
    <style:style style:name="P18" style:family="paragraph" style:parent-style-name="Table_20_Contents">
      <style:text-properties style:font-name="DejaVu Sans" fo:font-size="10pt" fo:language="de" fo:country="DE" officeooo:rsid="002039f0" officeooo:paragraph-rsid="002039f0" style:font-size-asian="10pt" style:font-size-complex="10pt"/>
    </style:style>
    <style:style style:name="P19" style:family="paragraph" style:parent-style-name="Table_20_Contents">
      <style:text-properties style:font-name="DejaVu Sans" fo:font-size="10pt" fo:language="de" fo:country="DE" officeooo:paragraph-rsid="002039f0" style:font-size-asian="10pt" style:font-size-complex="10pt"/>
    </style:style>
    <style:style style:name="P20" style:family="paragraph" style:parent-style-name="Table_20_Contents">
      <style:text-properties style:font-name="DejaVu Sans" fo:font-size="10pt" fo:language="de" fo:country="DE" officeooo:paragraph-rsid="00219fb6" style:font-size-asian="10pt" style:font-size-complex="10pt"/>
    </style:style>
    <style:style style:name="P21" style:family="paragraph" style:parent-style-name="Table_20_Contents">
      <style:text-properties style:font-name="DejaVu Sans" fo:font-size="10pt" fo:language="de" fo:country="DE" officeooo:rsid="00219fb6" officeooo:paragraph-rsid="00219fb6" style:font-size-asian="10pt" style:font-size-complex="10pt"/>
    </style:style>
    <style:style style:name="P22" style:family="paragraph" style:parent-style-name="Table_20_Contents">
      <style:text-properties style:font-name="DejaVu Sans" fo:font-size="10pt" fo:language="de" fo:country="DE" officeooo:rsid="00219fb6" officeooo:paragraph-rsid="00232107" style:font-size-asian="10pt" style:font-size-complex="10pt"/>
    </style:style>
    <style:style style:name="P23" style:family="paragraph" style:parent-style-name="Table_20_Contents">
      <style:text-properties style:font-name="DejaVu Sans" fo:font-size="10pt" fo:language="de" fo:country="DE" officeooo:rsid="00219fb6" officeooo:paragraph-rsid="00268160" style:font-size-asian="10pt" style:font-size-complex="10pt"/>
    </style:style>
    <style:style style:name="P24" style:family="paragraph" style:parent-style-name="Table_20_Contents">
      <style:text-properties style:font-name="DejaVu Sans" fo:font-size="10pt" fo:language="de" fo:country="DE" officeooo:rsid="00232107" officeooo:paragraph-rsid="00232107" style:font-size-asian="10pt" style:font-size-complex="10pt"/>
    </style:style>
    <style:style style:name="P25" style:family="paragraph" style:parent-style-name="Table_20_Contents">
      <style:text-properties style:font-name="DejaVu Sans" fo:font-size="10pt" fo:language="de" fo:country="DE" officeooo:rsid="00232107" officeooo:paragraph-rsid="00268160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428c5" officeooo:paragraph-rsid="002428c5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428c5" officeooo:paragraph-rsid="0024f83d" style:font-size-asian="10pt" style:font-size-complex="10pt"/>
    </style:style>
    <style:style style:name="P28" style:family="paragraph" style:parent-style-name="Table_20_Contents">
      <style:text-properties style:font-name="DejaVu Sans" fo:font-size="10pt" fo:language="de" fo:country="DE" officeooo:paragraph-rsid="002428c5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4f83d" officeooo:paragraph-rsid="0024f83d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4f83d" officeooo:paragraph-rsid="0027c976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4f83d" officeooo:paragraph-rsid="002a8aa2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4f83d" officeooo:paragraph-rsid="002ab057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7c976" officeooo:paragraph-rsid="0027c976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97a60" officeooo:paragraph-rsid="00297a60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a8aa2" officeooo:paragraph-rsid="002a8aa2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ab057" officeooo:paragraph-rsid="002ab057" style:font-size-asian="10pt" style:font-size-complex="10pt"/>
    </style:style>
    <style:style style:name="P37" style:family="paragraph" style:parent-style-name="Text_20_body">
      <style:text-properties fo:language="de" fo:country="DE"/>
    </style:style>
    <style:style style:name="P38" style:family="paragraph" style:parent-style-name="Title">
      <style:text-properties style:font-name="DejaVu Sans" fo:font-size="15pt" fo:language="de" fo:country="DE" style:font-size-asian="15pt" style:font-size-complex="15pt"/>
    </style:style>
    <style:style style:name="P39" style:family="paragraph" style:parent-style-name="Title">
      <style:text-properties fo:language="de" fo:country="DE"/>
    </style:style>
    <style:style style:name="T1" style:family="text">
      <style:text-properties officeooo:rsid="001f6294"/>
    </style:style>
    <style:style style:name="T2" style:family="text">
      <style:text-properties style:font-name="DejaVu Sans" fo:font-size="15pt" style:font-size-asian="15pt" style:font-size-complex="15pt"/>
    </style:style>
    <style:style style:name="T3" style:family="text">
      <style:text-properties officeooo:rsid="002039f0"/>
    </style:style>
    <style:style style:name="T4" style:family="text">
      <style:text-properties officeooo:rsid="00219fb6"/>
    </style:style>
    <style:style style:name="T5" style:family="text">
      <style:text-properties officeooo:rsid="00232107"/>
    </style:style>
    <style:style style:name="T6" style:family="text">
      <style:text-properties officeooo:rsid="002428c5"/>
    </style:style>
    <style:style style:name="T7" style:family="text">
      <style:text-properties officeooo:rsid="0024f83d"/>
    </style:style>
    <style:style style:name="T8" style:family="text">
      <style:text-properties officeooo:rsid="0027c976"/>
    </style:style>
    <style:style style:name="T9" style:family="text">
      <style:text-properties officeooo:rsid="002a8aa2"/>
    </style:style>
    <style:style style:name="T10" style:family="text">
      <style:text-properties officeooo:rsid="002ab05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MathFunctionsDialog – Testkonzep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Was</text:p>
          </table:table-cell>
          <table:table-cell table:style-name="Table1.A1" office:value-type="string">
            <text:p text:style-name="P6">Eingabe</text:p>
          </table:table-cell>
          <table:table-cell table:style-name="Table1.A1" office:value-type="string">
            <text:p text:style-name="P6">Erwatet</text:p>
          </table:table-cell>
          <table:table-cell table:style-name="Table1.D1" office:value-type="string">
            <text:p text:style-name="P6">Erhalten</text:p>
          </table:table-cell>
        </table:table-row>
        <table:table-row>
          <table:table-cell table:style-name="Table1.A2" office:value-type="string">
            <text:p text:style-name="P8">Start des Programms</text:p>
          </table:table-cell>
          <table:table-cell table:style-name="Table1.A2" office:value-type="string">
            <text:p text:style-name="P8">Java MathFunctionsDialog</text:p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Programm beende<text:span text:style-name="T1">n</text:span>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8">Menüpunkte</text:p>
          </table:table-cell>
          <table:table-cell table:style-name="Table1.A2" office:value-type="string">
            <text:p text:style-name="P8">15</text:p>
            <text:p text:style-name="P8">-2</text:p>
            <text:p text:style-name="P8">abc</text:p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Menüpunkte</text:p>
          </table:table-cell>
          <table:table-cell table:style-name="Table1.A2" office:value-type="string">
            <text:p text:style-name="P8">1 </text:p>
            <text:p text:style-name="P8"/>
            <text:p text:style-name="P8">2 </text:p>
            <text:p text:style-name="P8"/>
            <text:p text:style-name="P8">3</text:p>
            <text:p text:style-name="P8"/>
            <text:p text:style-name="P9">4</text:p>
            <text:p text:style-name="P9"/>
            <text:p text:style-name="P9">5</text:p>
            <text:p text:style-name="P9"/>
            <text:p text:style-name="P9">6</text:p>
            <text:p text:style-name="P9"/>
            <text:p text:style-name="P9">7</text:p>
            <text:p text:style-name="P9"/>
          </table:table-cell>
          <table:table-cell table:style-name="Table1.A2" office:value-type="string">
            <text:p text:style-name="P3">Methode berechneTeilersummer</text:p>
            <text:p text:style-name="P10">wird aufgerufen</text:p>
            <text:p text:style-name="P3">Methode berechneChecksummeIsbn</text:p>
            <text:p text:style-name="P10">wird aufgerufen</text:p>
            <text:p text:style-name="P10">Methode berechneNullstellen</text:p>
            <text:p text:style-name="P10">wird aufgerufen</text:p>
            <text:p text:style-name="P28">Methode <text:span text:style-name="T3">berechneGgt</text:span></text:p>
            <text:p text:style-name="P28">wird aufgerufen</text:p>
            <text:p text:style-name="P28">Methode <text:span text:style-name="T4">berechneFakultaet</text:span></text:p>
            <text:p text:style-name="P28">wird aufgerufen</text:p>
            <text:p text:style-name="P28">Methode <text:span text:style-name="T4">berechnePotenz</text:span></text:p>
            <text:p text:style-name="P28">wird aufgerufen</text:p>
            <text:p text:style-name="P28">Methode <text:span text:style-name="T5">berechneReihensumme</text:span></text:p>
            <text:p text:style-name="P28">wird aufgerufen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Methode</text:p>
            <text:p text:style-name="P8">berechneTeilersumme</text:p>
          </table:table-cell>
          <table:table-cell table:style-name="Table1.A2" office:value-type="string">
            <text:p text:style-name="P8">Teilersumme: abc ; @# </text:p>
            <text:p text:style-name="P8"/>
            <text:p text:style-name="P8">Teilersumme: 6 ; 100</text:p>
          </table:table-cell>
          <table:table-cell table:style-name="Table1.A2" office:value-type="string">
            <text:p text:style-name="P13">Eigene Fehlermeldung</text:p>
            <text:p text:style-name="P8"/>
            <text:p text:style-name="P8">Siehe MathFunctions-Testkonzept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Methode</text:p>
            <text:p text:style-name="P8">BerechneChecksumme</text:p>
            <text:p text:style-name="P8">Isbn</text:p>
          </table:table-cell>
          <table:table-cell table:style-name="Table1.A2" office:value-type="string">
            <text:p text:style-name="P4">ChecksummeIsbn: abc ; <text:tab/><text:tab/> <text:s text:c="7"/>@#</text:p>
            <text:p text:style-name="P8">Teilersumme: 12345678 ;</text:p>
            <text:p text:style-name="P8">123456789; 1234567890</text:p>
          </table:table-cell>
          <table:table-cell table:style-name="Table1.A2" office:value-type="string">
            <text:p text:style-name="P13">Eigene Fehlermeldung</text:p>
            <text:p text:style-name="P8"/>
            <text:p text:style-name="P8">Siehe MathFunctions-Testkonzept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Methode</text:p>
            <text:p text:style-name="P8">berechneNullstellen</text:p>
          </table:table-cell>
          <table:table-cell table:style-name="Table1.A2" office:value-type="string">
            <text:p text:style-name="P19">Nullstellen: abc ; @#</text:p>
            <text:p text:style-name="P8"/>
            <text:p text:style-name="P19">Nullstellen: p = 2.5 ;</text:p>
            <text:p text:style-name="P8"><text:tab/> <text:s text:c="8"/><text:span text:style-name="T1">q </text:span>= 1.5 ;</text:p>
          </table:table-cell>
          <table:table-cell table:style-name="Table1.A2" office:value-type="string">
            <text:p text:style-name="P13">Eigene Fehlermeldung</text:p>
            <text:p text:style-name="P8"/>
            <text:p text:style-name="P8">Siehe MathFunctions-Testkonzept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8">Methode berechneGgt</text:p>
          </table:table-cell>
          <table:table-cell table:style-name="Table1.A2" office:value-type="string">
            <text:p text:style-name="P20"><text:span text:style-name="T3">Ggt</text:span>: abc ; @#</text:p>
            <text:p text:style-name="P19"/>
            <text:p text:style-name="P20"><text:span text:style-name="T3">Ggt</text:span>: <text:span text:style-name="T5">zahl1 = 67</text:span></text:p>
            <text:p text:style-name="P20"><text:s text:c="8"/><text:span text:style-name="T5">zahl2 = 76</text:span></text:p>
          </table:table-cell>
          <table:table-cell table:style-name="Table1.A2" office:value-type="string">
            <text:p text:style-name="P13">Eigene Fehlermeldung</text:p>
            <text:p text:style-name="P20"/>
            <text:p text:style-name="P20">Siehe MathFunctions-Testkonzept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1">Methode berechneFakultaet</text:p>
          </table:table-cell>
          <table:table-cell table:style-name="Table1.A2" office:value-type="string">
            <text:p text:style-name="P22">Fakultaet: abc ; @#</text:p>
            <text:p text:style-name="P21"/>
            <text:p text:style-name="P21">Fakultaet: 4</text:p>
          </table:table-cell>
          <table:table-cell table:style-name="Table1.A2" office:value-type="string">
            <text:p text:style-name="P13">Eigene Fehlermeldung</text:p>
            <text:p text:style-name="P20"/>
            <text:p text:style-name="P20"/>
            <text:p text:style-name="P20">Siehe MathFunctions-Testkonzept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1">Methode berechnePotenz</text:p>
          </table:table-cell>
          <table:table-cell table:style-name="Table1.A2" office:value-type="string">
            <text:p text:style-name="P22">Potenz: abc ; @#</text:p>
            <text:p text:style-name="P21"/>
            <text:p text:style-name="P21">Potenz: </text:p>
          </table:table-cell>
          <table:table-cell table:style-name="Table1.A2" office:value-type="string">
            <text:p text:style-name="P13">Eigene Fehlermeldung</text:p>
            <text:p text:style-name="P20"/>
            <text:p text:style-name="P20">Siehe MathFunctions-Testkonzept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4">Methode berechneReihensumme</text:p>
          </table:table-cell>
          <table:table-cell table:style-name="Table1.A2" office:value-type="string">
            <text:p text:style-name="P23"><text:span text:style-name="T5">Reihensumme</text:span>: abc ; @#</text:p>
            <text:p text:style-name="P22"/>
            <text:p text:style-name="P25">Reihensumme: <text:span text:style-name="T6">anzahl = 6</text:span></text:p>
            <text:p text:style-name="P24"><text:s text:c="10"/><text:span text:style-name="T6">x = 3</text:span></text:p>
          </table:table-cell>
          <table:table-cell table:style-name="Table1.A2" office:value-type="string">
            <text:p text:style-name="P13">Eigene Fehlermeldung</text:p>
            <text:p text:style-name="P20"/>
            <text:p text:style-name="P20">Siehe MathFunctions-Testkonzept</text:p>
          </table:table-cell>
          <table:table-cell table:style-name="Table1.D2" office:value-type="string">
            <text:p text:style-name="P8"/>
          </table:table-cell>
        </table:table-row>
      </table:table>
      <text:p text:style-name="P37"/>
      <text:p text:style-name="P37"/>
      <text:p text:style-name="P39"><text:soft-page-break/><text:span text:style-name="T2">MathFunctions – Testkonzept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Was</text:p>
          </table:table-cell>
          <table:table-cell table:style-name="Table2.A1" office:value-type="string">
            <text:p text:style-name="P7">Eingabe</text:p>
          </table:table-cell>
          <table:table-cell table:style-name="Table2.A1" office:value-type="string">
            <text:p text:style-name="P7">Erwatet</text:p>
          </table:table-cell>
          <table:table-cell table:style-name="Table2.D1" office:value-type="string">
            <text:p text:style-name="P7">Erhalten</text:p>
          </table:table-cell>
        </table:table-row>
        <table:table-row>
          <table:table-cell table:style-name="Table2.A2" office:value-type="string">
            <text:p text:style-name="P12">berechneTeilersumme</text:p>
          </table:table-cell>
          <table:table-cell table:style-name="Table2.A2" office:value-type="string">
            <text:p text:style-name="P14"><text:span text:style-name="T7">z</text:span><text:span text:style-name="T6">ahl</text:span>: -1</text:p>
            <text:p text:style-name="P14"><text:span text:style-name="T7">z</text:span><text:span text:style-name="T6">ahl</text:span>: 0</text:p>
            <text:p text:style-name="P29">z<text:span text:style-name="T6">ahl</text:span>: 2.0</text:p>
            <text:p text:style-name="P14"><text:span text:style-name="T7">z</text:span><text:span text:style-name="T6">ahl</text:span>: 6</text:p>
            <text:p text:style-name="P27"><text:span text:style-name="T7">z</text:span>ahl: 3</text:p>
            <text:p text:style-name="P27"><text:span text:style-name="T7">z</text:span>ahl: 5</text:p>
            <text:p text:style-name="P27"><text:span text:style-name="T7">z</text:span>ahl: 10</text:p>
            <text:p text:style-name="P27"><text:span text:style-name="T7">z</text:span>ahl: 36</text:p>
            <text:p text:style-name="P27"><text:span text:style-name="T7">z</text:span>ahl: 100</text:p>
            <text:p text:style-name="P27"><text:span text:style-name="T7">z</text:span>ahl: 1000</text:p>
          </table:table-cell>
          <table:table-cell table:style-name="Table2.A2" office:value-type="string">
            <text:p text:style-name="P12">Eigene Fehlermeldung</text:p>
            <text:p text:style-name="P12">Eigene Fehlermeldung</text:p>
            <text:p text:style-name="P14">Eigene Fehlermeldung</text:p>
            <text:p text:style-name="P12">12</text:p>
            <text:p text:style-name="P26">4</text:p>
            <text:p text:style-name="P26">6</text:p>
            <text:p text:style-name="P26">11</text:p>
            <text:p text:style-name="P26">56</text:p>
            <text:p text:style-name="P26">165</text:p>
            <text:p text:style-name="P26">1838</text:p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berechneChecksumme</text:p>
            <text:p text:style-name="P12">Isbn</text:p>
          </table:table-cell>
          <table:table-cell table:style-name="Table2.A2" office:value-type="string">
            <text:p text:style-name="P29">z<text:span text:style-name="T6">ahl</text:span>: 2.0</text:p>
            <text:p text:style-name="P29">z<text:span text:style-name="T6">ahl</text:span>: -1</text:p>
            <text:p text:style-name="P29">z<text:span text:style-name="T6">ahl</text:span>: 0</text:p>
            <text:p text:style-name="P14"><text:span text:style-name="T7">z</text:span><text:span text:style-name="T6">ahl</text:span>: 12345678</text:p>
            <text:p text:style-name="P14"><text:span text:style-name="T7">z</text:span><text:span text:style-name="T6">ahl</text:span>: 1234567890</text:p>
            <text:p text:style-name="P14"><text:span text:style-name="T7">z</text:span><text:span text:style-name="T6">ahl</text:span>: 123456789</text:p>
            <text:p text:style-name="P14"><text:span text:style-name="T7">z</text:span><text:span text:style-name="T6">ahl</text:span>: 383622862</text:p>
          </table:table-cell>
          <table:table-cell table:style-name="Table2.A2" office:value-type="string">
            <text:p text:style-name="P12">Eigene Fehlermeldung</text:p>
            <text:p text:style-name="P12">Eigene Fehlermeldung</text:p>
            <text:p text:style-name="P14">Eigene Fehlermeldung</text:p>
            <text:p text:style-name="P14">Eigene Fehlermeldung</text:p>
            <text:p text:style-name="P14">Eigene Fehlermeldung</text:p>
            <text:p text:style-name="P12">“X“</text:p>
            <text:p text:style-name="P12">“9“</text:p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berechneNullstellen</text:p>
          </table:table-cell>
          <table:table-cell table:style-name="Table2.A2" office:value-type="string">
            <text:p text:style-name="P16"><text:span text:style-name="T1">p</text:span> = <text:span text:style-name="T7">0.0</text:span> ; q = <text:span text:style-name="T7">2.0</text:span></text:p>
            <text:p text:style-name="P12"><text:span text:style-name="T1">p</text:span> = 2.5 ; q = 1.5</text:p>
            <text:p text:style-name="P14"><text:span text:style-name="T1">p</text:span> = <text:span text:style-name="T7">0.0</text:span> ; q = <text:span text:style-name="T7">2.0</text:span></text:p>
            <text:p text:style-name="P12"><text:span text:style-name="T1">p</text:span> = 3.0 ; q = 2.25</text:p>
            <text:p text:style-name="P12"><text:span text:style-name="T1">p</text:span> = 1.5 ; q = 2.5</text:p>
            <text:p text:style-name="P26">p = 6.0 ; q = 5.0</text:p>
            <text:p text:style-name="P26">p = 1.5 ; q = 3.0</text:p>
            <text:p text:style-name="P26">p = 3.0 ; q = 3.0</text:p>
            <text:p text:style-name="P26">p = 4.0 ; q = 3.75</text:p>
            <text:p text:style-name="P26">p = 2.0 ; q = 1.0</text:p>
            <text:p text:style-name="P29">Zahl: -1.0 ; q = 3.5</text:p>
          </table:table-cell>
          <table:table-cell table:style-name="Table2.A2" office:value-type="string">
            <text:p text:style-name="P34">Eigene Fehlermeldung</text:p>
            <text:p text:style-name="P12">"Zwei Nullstellen: -1.0|-1.5"</text:p>
            <text:p text:style-name="P14">"Komplexe Nullstellen"</text:p>
            <text:p text:style-name="P12">"Doppelte Nullstelle: -1.5"</text:p>
            <text:p text:style-name="P12">"Komplexe Nullstellen"</text:p>
            <text:p text:style-name="P13">"Zwei Nullstellen: -1.0|-5.0"</text:p>
            <text:p text:style-name="P13">"Komplexe Nullstellen"</text:p>
            <text:p text:style-name="P13">"Komplexe Nullstellen"</text:p>
            <text:p text:style-name="P13">"Zwei Nullstellen: -1.5|-2.5"</text:p>
            <text:p text:style-name="P13">"Doppelte Nullstelle: -1.<text:span text:style-name="T6">0</text:span>"</text:p>
            <text:p text:style-name="P14">"Komplexe Nullstellen"</text:p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berechneGgt</text:p>
          </table:table-cell>
          <table:table-cell table:style-name="Table2.A2" office:value-type="string">
            <text:p text:style-name="P27"><text:span text:style-name="T7">z</text:span>ahl<text:span text:style-name="T7">1</text:span> = 2.0 ; <text:span text:style-name="T7">z</text:span>ahl<text:span text:style-name="T7">2</text:span> = 3</text:p>
            <text:p text:style-name="P27"><text:span text:style-name="T7">z</text:span>ahl<text:span text:style-name="T7">1</text:span> = -1 ; <text:span text:style-name="T7">z</text:span>ahl<text:span text:style-name="T7">2</text:span> = 3</text:p>
            <text:p text:style-name="P27"><text:span text:style-name="T7">z</text:span>ahl<text:span text:style-name="T7">1</text:span> = 0 ; <text:span text:style-name="T7">z</text:span>ahl<text:span text:style-name="T7">2</text:span> = 0</text:p>
            <text:p text:style-name="P27"><text:span text:style-name="T7">z</text:span>ahl<text:span text:style-name="T7">1</text:span> = 0 ; <text:span text:style-name="T7">z</text:span>ahl<text:span text:style-name="T7">2</text:span> = 3</text:p>
            <text:p text:style-name="P27"><text:span text:style-name="T7">z</text:span>ahl<text:span text:style-name="T7">1</text:span> = 24 ; <text:span text:style-name="T7">z</text:span>ahl<text:span text:style-name="T7">2</text:span> = 36</text:p>
            <text:p text:style-name="P27"><text:span text:style-name="T7">z</text:span>ahl<text:span text:style-name="T7">1</text:span> = 67 ; <text:span text:style-name="T7">z</text:span>ahl<text:span text:style-name="T7">2</text:span> = 76</text:p>
            <text:p text:style-name="P27"><text:span text:style-name="T7">z</text:span>ahl<text:span text:style-name="T7">1</text:span> = 70 ; <text:span text:style-name="T7">z</text:span>ahl<text:span text:style-name="T7">2</text:span> = 100</text:p>
          </table:table-cell>
          <table:table-cell table:style-name="Table2.A2" office:value-type="string">
            <text:p text:style-name="P13">Eigene Fehlermeldung</text:p>
            <text:p text:style-name="P13">Eigene Fehlermeldung</text:p>
            <text:p text:style-name="P13">Eigene Fehlermeldung</text:p>
            <text:p text:style-name="P26">3</text:p>
            <text:p text:style-name="P26">12</text:p>
            <text:p text:style-name="P26">1</text:p>
            <text:p text:style-name="P26">10</text:p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berechneFakultaet</text:p>
          </table:table-cell>
          <table:table-cell table:style-name="Table2.A2" office:value-type="string">
            <text:p text:style-name="P27"><text:span text:style-name="T7">z</text:span>ahl: -1</text:p>
            <text:p text:style-name="P27"><text:span text:style-name="T7">z</text:span>ahl: 26</text:p>
            <text:p text:style-name="P27"><text:span text:style-name="T7">z</text:span>ahl: 0</text:p>
            <text:p text:style-name="P27"><text:span text:style-name="T7">z</text:span>ahl: 1</text:p>
            <text:p text:style-name="P27"><text:span text:style-name="T7">z</text:span>ahl: 4</text:p>
            <text:p text:style-name="P27"><text:span text:style-name="T7">z</text:span>ahl: 12</text:p>
            <text:p text:style-name="P27"><text:span text:style-name="T7">z</text:span>ahl: 7</text:p>
          </table:table-cell>
          <table:table-cell table:style-name="Table2.A2" office:value-type="string">
            <text:p text:style-name="P13">Eigene Fehlermeldung</text:p>
            <text:p text:style-name="P13">Eigene Fehlermeldung</text:p>
            <text:p text:style-name="P26">1</text:p>
            <text:p text:style-name="P26">1</text:p>
            <text:p text:style-name="P26">24</text:p>
            <text:p text:style-name="P26">479001600</text:p>
            <text:p text:style-name="P26">5040</text:p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berechnePotenz</text:p>
          </table:table-cell>
          <table:table-cell table:style-name="Table2.A2" office:value-type="string">
            <text:p text:style-name="P27"><text:span text:style-name="T7">z</text:span>ahl: -1</text:p>
            <text:p text:style-name="P27"><text:span text:style-name="T7">z</text:span>ahl: 0</text:p>
            <text:p text:style-name="P27"><text:span text:style-name="T7">z</text:span>ahl: 3</text:p>
            <text:p text:style-name="P27"><text:span text:style-name="T7">z</text:span>ahl: 4</text:p>
            <text:p text:style-name="P27"><text:span text:style-name="T7">z</text:span>ahl: 90</text:p>
            <text:p text:style-name="P27"><text:span text:style-name="T7">z</text:span>ahl: 25</text:p>
            <text:p text:style-name="P27"><text:span text:style-name="T7">z</text:span>ahl: 7</text:p>
            <text:p text:style-name="P27"><text:span text:style-name="T7">z</text:span>ahl: 100</text:p>
            <text:p text:style-name="P27"><text:span text:style-name="T7">z</text:span>ahl: 10</text:p>
            <text:p text:style-name="P26"><text:span text:style-name="T7">z</text:span>ahl: 26</text:p>
          </table:table-cell>
          <table:table-cell table:style-name="Table2.A2" office:value-type="string">
            <text:p text:style-name="P13">Eigene Fehlermeldung</text:p>
            <text:p text:style-name="P13">Eigene Fehlermeldung</text:p>
            <text:p text:style-name="P26">true</text:p>
            <text:p text:style-name="P26">false</text:p>
            <text:p text:style-name="P26">true</text:p>
            <text:p text:style-name="P26">true</text:p>
            <text:p text:style-name="P26">false</text:p>
            <text:p text:style-name="P26">false</text:p>
            <text:p text:style-name="P26">true</text:p>
            <text:p text:style-name="P26">true</text:p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berechneReihensumme</text:p>
          </table:table-cell>
          <table:table-cell table:style-name="Table2.A2" office:value-type="string">
            <text:p text:style-name="P29">anzahl: -1 ; x: 4</text:p>
            <text:p text:style-name="P29"><text:soft-page-break/>anzahl: <text:span text:style-name="T8">0</text:span> ; x: 4</text:p>
            <text:p text:style-name="P33">anzahl: 2.0 ; x: 4</text:p>
            <text:p text:style-name="P31">anzahl: <text:span text:style-name="T9">7</text:span> ; x: <text:span text:style-name="T9">0</text:span></text:p>
            <text:p text:style-name="P30">anzahl: <text:span text:style-name="T8">1</text:span> ; x: <text:span text:style-name="T8">10</text:span></text:p>
            <text:p text:style-name="P31">anzahl: <text:span text:style-name="T9">2</text:span> ; x: <text:span text:style-name="T9">2</text:span></text:p>
            <text:p text:style-name="P31">anzahl: <text:span text:style-name="T9">1</text:span> ; x: <text:span text:style-name="T9">1</text:span></text:p>
            <text:p text:style-name="P32">anzahl: <text:span text:style-name="T9">1</text:span> ; x: -<text:span text:style-name="T9">1</text:span></text:p>
            <text:p text:style-name="P32">anzahl: 68 ; x: <text:span text:style-name="T10">56</text:span></text:p>
          </table:table-cell>
          <table:table-cell table:style-name="Table2.A2" office:value-type="string">
            <text:p text:style-name="P15">Eigene Fehlermeldung</text:p>
            <text:p text:style-name="P15"><text:soft-page-break/>Eigene Fehlermeldung</text:p>
            <text:p text:style-name="P15">Eigene Fehlermeldung</text:p>
            <text:p text:style-name="P17">Eigene Fehlermeldung</text:p>
            <text:p text:style-name="P33">0.9</text:p>
            <text:p text:style-name="P33">0.625</text:p>
            <text:p text:style-name="P35">0.0</text:p>
            <text:p text:style-name="P36">2.0</text:p>
            <text:p text:style-name="P36">3.875286532058782</text:p>
          </table:table-cell>
          <table:table-cell table:style-name="Table2.D2" office:value-type="string">
            <text:p text:style-name="P1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835in" fo:margin-right="0.62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22:41:16.150622210</meta:creation-date>
    <dc:date>2022-11-29T00:41:02.907516150</dc:date>
    <meta:editing-duration>PT1H59M41S</meta:editing-duration>
    <meta:editing-cycles>12</meta:editing-cycles>
    <meta:generator>LibreOffice/7.4.2.3$Linux_X86_64 LibreOffice_project/40$Build-3</meta:generator>
    <meta:document-statistic meta:table-count="2" meta:image-count="0" meta:object-count="0" meta:page-count="3" meta:paragraph-count="213" meta:word-count="508" meta:character-count="3037" meta:non-whitespace-character-count="2698"/>
  </office:meta>
</office:document-meta>
</file>